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officeooo:rsid="00016345" officeooo:paragraph-rsid="00016345" style:font-weight-asian="bold"/>
    </style:style>
    <style:style style:name="P4" style:family="paragraph" style:parent-style-name="Standard">
      <style:text-properties fo:font-weight="bold" officeooo:rsid="00019177" officeooo:paragraph-rsid="00019177" style:font-weight-asian="bold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fo:font-style="italic" fo:font-weight="bold" officeooo:rsid="00016345" officeooo:paragraph-rsid="00016345" style:font-style-asian="italic" style:font-weight-asian="bold"/>
    </style:style>
    <style:style style:name="P7" style:family="paragraph" style:parent-style-name="Standard">
      <style:text-properties fo:font-style="italic" fo:font-weight="bold" officeooo:rsid="000413ee" officeooo:paragraph-rsid="000413ee" style:font-style-asian="italic" style:font-weight-asian="bold"/>
    </style:style>
    <style:style style:name="P8" style:family="paragraph" style:parent-style-name="Standard">
      <style:text-properties officeooo:rsid="000413ee" officeooo:paragraph-rsid="000413ee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fo:color="#ff0000" fo:font-weight="bold" style:font-weight-asian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text-properties fo:font-weight="bold" officeooo:rsid="00056ec1" officeooo:paragraph-rsid="00056ec1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officeooo:rsid="00016345"/>
    </style:style>
    <style:style style:name="T4" style:family="text">
      <style:text-properties officeooo:rsid="00019177"/>
    </style:style>
    <style:style style:name="T5" style:family="text">
      <style:text-properties officeooo:rsid="00029e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WNLOAD THIS DOCUMENT. FILL IT IN and UPLOAD THE DOCUMENT TO iCollege (same folder where you submitted your GitHub link)</text:p>
      <text:p text:style-name="P1"/>
      <text:p text:style-name="P2">Title: <text:s/><text:span text:style-name="T3">Shad’s Proposal 1</text:span></text:p>
      <text:p text:style-name="P11">(This one is the most useful)</text:p>
      <text:p text:style-name="Standard"/>
      <text:p text:style-name="P2"/>
      <text:p text:style-name="Standard"><text:span text:style-name="T1">Problem Statement (1 line) -- </text:span><text:span text:style-name="T2">What is the problem/challenge you are addressing?</text:span></text:p>
      <text:p text:style-name="P5"/>
      <text:p text:style-name="P6">The API’s we have to use for this class are divided and confusing</text:p>
      <text:p text:style-name="P2"/>
      <text:p text:style-name="P2"/>
      <text:p text:style-name="Standard"><text:span text:style-name="T1">Goal (1-3 lines) -- </text:span><text:span text:style-name="T2">What are the aims of your project? What will you demonstrate</text:span></text:p>
      <text:p text:style-name="P2"/>
      <text:p text:style-name="P3">Aims: To make a single class (maybe ‘GSUbot’) that encapsulates the functionality of the <text:span text:style-name="T4">EasyGoPiGo3, GoPiGo3, PiCamera, etc. Classes needed for the first few modules that provides everything in one place and is more discoverable and easier to understand than the current examples. <text:s/>If this course follows a continuous improvement process, this class can be improved and documented incrementally every semester.</text:span></text:p>
      <text:p text:style-name="P2"/>
      <text:p text:style-name="P4">Demonstration: Reimplementations of the example scripts given with the first few modules, <text:span text:style-name="T5">made using the new unified class.</text:span></text:p>
      <text:p text:style-name="P2"/>
      <text:p text:style-name="P2"/>
      <text:p text:style-name="Standard"><text:span text:style-name="T1">Approach (short paragraph) -- </text:span><text:span text:style-name="T2">what is your strategy for solving the problem or achieving the goal?</text:span></text:p>
      <text:p text:style-name="P5"/>
      <text:p text:style-name="P7">Refactor the first example program, then the second, and so on.</text:p>
      <text:p text:style-name="P5"/>
      <text:p text:style-name="P2"/>
      <text:p text:style-name="P2">Tentative timeline </text:p>
      <text:p text:style-name="P2">(FORMAT: task, # of days) </text:p>
      <text:p text:style-name="P2"/>
      <text:p text:style-name="P8">I’ve learned I can’t do this sort of thing on a schedule. <text:s/>Sorry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date>2019-10-23T23:50:18.385161955</dc:date>
    <meta:editing-duration>PT17H33M15S</meta:editing-duration>
    <meta:editing-cycles>3</meta:editing-cycles>
    <meta:document-statistic meta:table-count="0" meta:image-count="0" meta:object-count="0" meta:page-count="1" meta:paragraph-count="13" meta:word-count="196" meta:character-count="1204" meta:non-whitespace-character-count="1016"/>
  </office:meta>
</office:document-meta>
</file>